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8e6" officeooo:paragraph-rsid="0002e8e6"/>
    </style:style>
    <style:style style:name="P2" style:family="paragraph" style:parent-style-name="Standard">
      <style:text-properties officeooo:rsid="000496a3" officeooo:paragraph-rsid="000496a3"/>
    </style:style>
    <style:style style:name="P3" style:family="paragraph" style:parent-style-name="Standard">
      <style:text-properties officeooo:rsid="000496a3" officeooo:paragraph-rsid="0007d68b"/>
    </style:style>
    <style:style style:name="P4" style:family="paragraph" style:parent-style-name="Standard">
      <style:text-properties officeooo:rsid="00066d83" officeooo:paragraph-rsid="00066d83"/>
    </style:style>
    <style:style style:name="P5" style:family="paragraph" style:parent-style-name="Standard">
      <style:text-properties officeooo:rsid="00066d83" officeooo:paragraph-rsid="0007807b"/>
    </style:style>
    <style:style style:name="P6" style:family="paragraph" style:parent-style-name="Standard">
      <style:text-properties officeooo:rsid="0007d68b" officeooo:paragraph-rsid="0007d68b"/>
    </style:style>
    <style:style style:name="P7" style:family="paragraph" style:parent-style-name="Standard">
      <style:text-properties officeooo:rsid="00094080" officeooo:paragraph-rsid="00094080"/>
    </style:style>
    <style:style style:name="P8" style:family="paragraph" style:parent-style-name="Standard">
      <style:text-properties officeooo:rsid="000a47fd" officeooo:paragraph-rsid="000a47fd"/>
    </style:style>
    <style:style style:name="P9" style:family="paragraph" style:parent-style-name="Standard">
      <style:text-properties officeooo:rsid="000b101d" officeooo:paragraph-rsid="000b101d"/>
    </style:style>
    <style:style style:name="P10" style:family="paragraph" style:parent-style-name="Standard">
      <style:text-properties officeooo:rsid="001039ca" officeooo:paragraph-rsid="001039ca"/>
    </style:style>
    <style:style style:name="P11" style:family="paragraph" style:parent-style-name="Standard" style:list-style-name="L1">
      <style:text-properties officeooo:rsid="000a47fd" officeooo:paragraph-rsid="000a47fd"/>
    </style:style>
    <style:style style:name="P12" style:family="paragraph" style:parent-style-name="Standard">
      <style:text-properties officeooo:rsid="000a47fd" officeooo:paragraph-rsid="000a47fd"/>
    </style:style>
    <style:style style:name="P13" style:family="paragraph" style:parent-style-name="Standard">
      <style:text-properties officeooo:rsid="0012b969" officeooo:paragraph-rsid="0012b969"/>
    </style:style>
    <style:style style:name="T1" style:family="text">
      <style:text-properties officeooo:rsid="0006d306"/>
    </style:style>
    <style:style style:name="T2" style:family="text">
      <style:text-properties officeooo:rsid="0007d6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cf8a" style:font-weight-asian="bold" style:font-weight-complex="bold"/>
    </style:style>
    <style:style style:name="T5" style:family="text">
      <style:text-properties officeooo:rsid="000e8e8a"/>
    </style:style>
    <style:style style:name="T6" style:family="text">
      <style:text-properties officeooo:rsid="0011f1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M</text:span><text:span text:style-name="T3">odelling imaging and genetics</text:span>. This involves modelling the relationship between gen<text:span text:style-name="T5">etic data</text:span> (GWAS, Allen brain), imaging and phenotypical/clinical aspects of the disease (diagnosis, clinical tests, .. ). Some ideas:</text:p>
      <text:p text:style-name="P6"/>
      <text:p text:style-name="P8">Generic Disease Progression:</text:p>
      <text:p text:style-name="P8">1. spatiotemporal model of disease progression which performs data-driven clustering of population subgroups.</text:p>
      <text:p text:style-name="P10">2. Data-driven clustering of brain regions based on disease dynamics from multiple types of data: MRI, PET, DTI, … <text:span text:style-name="T6">Idea is to model a generic, common pathogen.</text:span></text:p>
      <text:p text:style-name="P6"><text:s/></text:p>
      <text:p text:style-name="P6">Imaging + genetics:</text:p>
      <text:p text:style-name="P1">1. model relationship between GWAS genes and disease progression scores/speed. Why? So we can find genes that are responsible for increased progression speed or for late vs early disease stages.</text:p>
      <text:p text:style-name="P2">2. enhance the staging, predictive and differential diagnosis powers of current disease progression models by including genetic information</text:p>
      <text:p text:style-name="P7">3. joint modelling of AD imaging and gene expression maps from Allen Brain Atlas</text:p>
      <text:p text:style-name="P9">4. imaging+genetics in data-driven subgroups: find genes responsible for AD in data-driven population subgroups using phenotype+imaging. </text:p>
      <text:p text:style-name="P5"><text:span text:style-name="T2"><text:line-break/>Connectome + disease progression<text:line-break/>3</text:span>. <text:s/><text:span text:style-name="T1">estimate a dynamic connectome of AD patients across the disease progression. Simulate how the network connections change with disease progression. </text:span></text:p>
      <text:p text:style-name="P7">4. Idea in POND hackaton: build a disease progression model over a structural connectome (Raj model + disease progression)</text:p>
      <text:p text:style-name="P6">5. build a bottom-up simulation model of pathology spread, simulating how pathogens aggregate and spread throughout a bran connectome, and then find a way to validate the model using imaging.</text:p>
      <text:p text:style-name="P8"/>
      <text:p text:style-name="P3"/>
      <text:p text:style-name="P6">Visualisation:</text:p>
      <text:p text:style-name="P4"><text:span text:style-name="T2">4</text:span>. build a visualisation model based on a bayesian network, which given a particular value for a biomarker or set of biomarkers, it will show the marginal probability distributions for the other biomarers. While modelling of this has been done long ago, a visualisation software would be very good to try to build.</text:p>
      <text:p text:style-name="P3"/>
      <text:p text:style-name="P3"/>
      <text:p text:style-name="P3"/>
      <text:p text:style-name="P8">Common questions in AD: </text:p>
      <text:list xml:id="list609511471347790744" text:style-name="L1">
        <text:list-item>
          <text:p text:style-name="P11">how can we stage subjects? </text:p>
        </text:list-item>
        <text:list-item>
          <text:p text:style-name="P11">which genes are involved and exactly which gene variants lead to increased risk?</text:p>
        </text:list-item>
        <text:list-item>
          <text:p text:style-name="P11">How to develop new biomarkers?</text:p>
        </text:list-item>
        <text:list-item>
          <text:p text:style-name="P11">Early detection</text:p>
        </text:list-item>
        <text:list-item>
          <text:p text:style-name="P11">accurate prediction of future onset</text:p>
        </text:list-item>
        <text:list-item>
          <text:p text:style-name="P11">differential diagnosis (requires post-mortem confirmed data)</text:p>
        </text:list-item>
        <text:list-item>
          <text:p text:style-name="P11">where in the brain is the disease foci (starting point)?</text:p>
        </text:list-item>
        <text:list-item>
          <text:p text:style-name="P11">How to build an accurate connectome?</text:p>
        </text:list-item>
        <text:list-item>
          <text:p text:style-name="P11">Find out causality: what factor cases another? e.g. tau aggregation causes neurodegeneration which further causes cognitive decline</text:p>
        </text:list-item>
        <text:list-item>
          <text:p text:style-name="P11">explore heterogeneity among subgroups</text:p>
        </text:list-item>
      </text:list>
      <text:p text:style-name="P8"/>
      <text:p text:style-name="P13">Prion disease:</text:p>
      <text:p text:style-name="P13">1. identify strains</text:p>
      <text:p text:style-name="P13">2. find epicenter of propagation</text:p>
      <text:p text:style-name="P13"><text:soft-page-break/>3. find the spreading mechanism a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Valentin Marinescu</meta:initial-creator>
    <meta:creation-date>2017-10-15T12:47:22.170633034</meta:creation-date>
    <meta:generator>LibreOffice/4.2.8.2$Linux_X86_64 LibreOffice_project/420m0$Build-2</meta:generator>
    <dc:date>2017-11-08T15:55:30.857898557</dc:date>
    <dc:creator>Razvan Valentin Marinescu</dc:creator>
    <meta:editing-duration>PT6H13M44S</meta:editing-duration>
    <meta:editing-cycles>15</meta:editing-cycles>
    <meta:document-statistic meta:table-count="0" meta:image-count="0" meta:object-count="0" meta:page-count="2" meta:paragraph-count="30" meta:word-count="384" meta:character-count="2562" meta:non-whitespace-character-count="2209"/>
  </office:meta>
</office:document-meta>
</file>